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dcd3" officeooo:paragraph-rsid="001bdcd3"/>
    </style:style>
    <style:style style:name="P2" style:family="paragraph" style:parent-style-name="Standard">
      <style:text-properties officeooo:rsid="001d8eb6" officeooo:paragraph-rsid="001d8eb6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>
      <style:text-properties officeooo:rsid="001bdcd3" officeooo:paragraph-rsid="001bdcd3"/>
    </style:style>
    <style:style style:name="P8" style:family="paragraph" style:parent-style-name="Text_20_body" style:list-style-name="L5"/>
    <style:style style:name="P9" style:family="paragraph" style:parent-style-name="Text_20_body">
      <style:paragraph-properties fo:margin-top="0cm" fo:margin-bottom="0cm" loext:contextual-spacing="false"/>
    </style:style>
    <style:style style:name="P10" style:family="paragraph" style:parent-style-name="Text_20_body" style:list-style-name="L1">
      <style:paragraph-properties fo:margin-top="0cm" fo:margin-bottom="0cm" loext:contextual-spacing="false"/>
    </style:style>
    <style:style style:name="P11" style:family="paragraph" style:parent-style-name="Text_20_body" style:list-style-name="L2">
      <style:paragraph-properties fo:margin-top="0cm" fo:margin-bottom="0cm" loext:contextual-spacing="false"/>
    </style:style>
    <style:style style:name="P12" style:family="paragraph" style:parent-style-name="Text_20_body" style:list-style-name="L3">
      <style:paragraph-properties fo:margin-top="0cm" fo:margin-bottom="0cm" loext:contextual-spacing="false"/>
    </style:style>
    <style:style style:name="P13" style:family="paragraph" style:parent-style-name="Text_20_body" style:list-style-name="L4">
      <style:paragraph-properties fo:margin-top="0cm" fo:margin-bottom="0cm" loext:contextual-spacing="false"/>
    </style:style>
    <style:style style:name="P14" style:family="paragraph" style:parent-style-name="Text_20_body" style:list-style-name="L5">
      <style:paragraph-properties fo:margin-top="0cm" fo:margin-bottom="0cm" loext:contextual-spacing="false"/>
    </style:style>
    <style:style style:name="P15" style:family="paragraph" style:parent-style-name="Heading_20_1">
      <style:text-properties officeooo:rsid="001bdcd3" officeooo:paragraph-rsid="001bdcd3"/>
    </style:style>
    <style:style style:name="T1" style:family="text">
      <style:text-properties fo:language="fr" fo:country="FR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Bulletin officiel spécial n°11 du 26 novembre 2015 </text:h>
      <text:p text:style-name="P2">SOMMAIRE</text:p>
      <text:p text:style-name="P1"/>
      <text:p text:style-name="P7"><text:span text:style-name="Strong_20_Emphasis">Programmes d'enseignement du cycle des apprentissages fondamentaux (cycle 2), du cycle de consolidation (cycle 3) et du cycle des approfondissements (cycle 4) </text:span><text:line-break/>arrêté du 9-11-2015 - J.O. du 24-11-2015 (<text:span text:style-name="acronym"><text:span text:style-name="T1">NOR</text:span></text:span> <text:a xlink:type="simple" xlink:href="http://www.education.gouv.fr/pid285/bulletin_officiel.html?cid_bo=95184" text:style-name="Internet_20_link" text:visited-style-name="Visited_20_Internet_20_Link">MENE1526483A</text:a>) </text:p>
      <text:section text:style-name="Sect1" text:name="sommaire_bo">
        <text:list xml:id="list6593403567791356362" text:style-name="L5">
          <text:list-item>
            <text:p text:style-name="P14"><text:span text:style-name="Strong_20_Emphasis">Annexe 1 Programme d'enseignement du cycle des apprentissages fondamentaux (cycle 2) </text:span><text:line-break/>arrêté du 9-11-2015 - J.O. du 24-11-2015 (<text:span text:style-name="acronym"><text:span text:style-name="T1">NOR</text:span></text:span> <text:a xlink:type="simple" xlink:href="http://www.education.gouv.fr/pid285/bulletin_officiel.html?cid_bo=94753" text:style-name="Internet_20_link" text:visited-style-name="Visited_20_Internet_20_Link">MENE1526483A</text:a>) </text:p>
          </text:list-item>
          <text:list-item>
            <text:p text:style-name="P14"><text:span text:style-name="Strong_20_Emphasis">Annexe 2 Programme d'enseignement du cycle de consolidation (cycle 3) </text:span><text:line-break/>arrêté du 9-11-2015 - J.O. du 24-11-2015 (<text:span text:style-name="acronym"><text:span text:style-name="T1">NOR</text:span></text:span> <text:a xlink:type="simple" xlink:href="http://www.education.gouv.fr/pid285/bulletin_officiel.html?cid_bo=94708" text:style-name="Internet_20_link" text:visited-style-name="Visited_20_Internet_20_Link">MENE1526483A</text:a>) </text:p>
          </text:list-item>
          <text:list-item>
            <text:p text:style-name="P8"><text:span text:style-name="Strong_20_Emphasis">Annexe 3 Programme d'enseignement du cycle des approfondissements (cycle 4) </text:span><text:line-break/>arrêté du 9-11-2015 - J.O. du 24-11-2015 (<text:span text:style-name="acronym"><text:span text:style-name="T1">NOR</text:span></text:span> <text:a xlink:type="simple" xlink:href="http://www.education.gouv.fr/pid285/bulletin_officiel.html?cid_bo=94717" text:style-name="Internet_20_link" text:visited-style-name="Visited_20_Internet_20_Link">MENE1526483A</text:a>) </text:p>
          </text:list-item>
        </text:list>
      </text:section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0:40:02.121000000</meta:creation-date>
    <dc:date>2016-08-17T10:44:09.477000000</dc:date>
    <meta:editing-duration>PT4M12S</meta:editing-duration>
    <meta:editing-cycles>2</meta:editing-cycles>
    <meta:generator>LibreOffice/4.3.1.2$Windows_x86 LibreOffice_project/958349dc3b25111dbca392fbc281a05559ef6848</meta:generator>
    <meta:document-statistic meta:table-count="0" meta:image-count="0" meta:object-count="0" meta:page-count="1" meta:paragraph-count="6" meta:word-count="101" meta:character-count="696" meta:non-whitespace-character-count="595"/>
  </office:meta>
</office:document-meta>
</file>